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Pictures/TablePreview1.svm" manifest:media-type=""/>
  <manifest:file-entry manifest:full-path="Object 9/styles.xml" manifest:media-type="text/xml"/>
  <manifest:file-entry manifest:full-path="Object 9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Configurations2/" manifest:media-type="application/vnd.sun.xml.ui.configuration"/>
  <manifest:file-entry manifest:full-path="Object 6/Pictures/TablePreview1.svm" manifest:media-type="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Pictures/10000000000000A00000006F5E7E2A08F448A341.png" manifest:media-type="image/png"/>
  <manifest:file-entry manifest:full-path="Object 10/Pictures/10000000000000980000009C3B0FA38AF0E130FC.png" manifest:media-type="image/png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graphics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-left="none" fo:border-right="none" fo:border-top="none" fo:border-bottom="0.26pt solid #000000" style:shadow="none" style:writing-mode="page"/>
    </style:style>
    <style:style style:name="P2" style:family="paragraph" style:parent-style-name="Text_20_body">
      <style:text-properties officeooo:rsid="01064e24"/>
    </style:style>
    <style:style style:name="P3" style:family="paragraph" style:parent-style-name="Text_20_body">
      <style:text-properties officeooo:rsid="01064e24" officeooo:paragraph-rsid="01064e24"/>
    </style:style>
    <style:style style:name="P4" style:family="paragraph" style:parent-style-name="Text_20_body">
      <style:text-properties officeooo:rsid="01064e24" officeooo:paragraph-rsid="00eaab98"/>
    </style:style>
    <style:style style:name="P5" style:family="paragraph" style:parent-style-name="Text_20_body">
      <style:text-properties officeooo:rsid="01064e24" officeooo:paragraph-rsid="0057a17f"/>
    </style:style>
    <style:style style:name="P6" style:family="paragraph" style:parent-style-name="Text_20_body">
      <style:paragraph-properties fo:keep-with-next="always" style:writing-mode="page"/>
      <style:text-properties officeooo:rsid="01064e24" officeooo:paragraph-rsid="006f7896"/>
    </style:style>
    <style:style style:name="P7" style:family="paragraph" style:parent-style-name="Text_20_body">
      <style:text-properties officeooo:rsid="010906fd" officeooo:paragraph-rsid="010906fd"/>
    </style:style>
    <style:style style:name="P8" style:family="paragraph" style:parent-style-name="Text_20_body" style:master-page-name="First_20_Page">
      <style:paragraph-properties style:page-number="auto"/>
      <style:text-properties officeooo:rsid="01064e24" officeooo:paragraph-rsid="005a542e"/>
    </style:style>
    <style:style style:name="T1" style:family="text">
      <style:text-properties officeooo:rsid="00eaab9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-content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draw:fill-image-width="0cm" draw:fill-image-height="0cm" fo:padding="0cm" fo:border="none" style:shadow="none" draw:shadow-opacity="100%" loext:rel-width-rel="paragraph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8" style:family="graphic" style:parent-style-name="OLE">
      <style:graphic-properties style:run-through="foreground" style:wrap="none" style:vertical-pos="from-top" style:vertical-rel="paragraph-content" style:horizontal-pos="from-left" style:horizontal-rel="paragraph" fo:padding="0cm" fo:border="none" style:shadow="none" draw:shadow-opacity="100%"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rmelNr"/>
      </text:sequence-decls>
      <text:p text:style-name="P8">Foobar 1</text:p>
      <text:p text:style-name="Standard"><draw:frame draw:style-name="fr1" draw:name="Rahmen4" text:anchor-type="paragraph" svg:x="0cm" svg:y="0cm" svg:width="13.882cm" draw:z-index="4"><draw:text-box fo:min-height="3.51cm"><text:p text:style-name="Illustration"><draw:frame draw:style-name="fr6" draw:name="Bild NetzHostID" text:anchor-type="as-char" svg:y="-3.39cm" svg:width="13.861cm" style:rel-width="100%" svg:height="3.48cm" style:rel-height="scale" draw:z-index="7"><draw:object xlink:href="./Object 6" xlink:type="simple" xlink:show="embed" xlink:actuate="onLoad"/><draw:image xlink:href="./ObjectReplacements/Object 6" xlink:type="simple" xlink:show="embed" xlink:actuate="onLoad"/></draw:frame><text:line-break/>Abbildung <text:sequence text:ref-name="refIllustration0" text:name="Illustration" text:formula="ooow:Illustration+1" style:num-format="1">1</text:sequence>: Die Netzmaske legt fest, wie groß die Netz-ID und Host-ID sind.</text:p></draw:text-box></draw:frame></text:p>
      <text:p text:style-name="P4">foobar 2</text:p>
      <text:p text:style-name="Text_20_body"><draw:frame draw:style-name="fr2" draw:name="Rahmen2" text:anchor-type="paragraph" svg:x="0cm" svg:y="0cm" svg:width="14.96cm" draw:z-index="1"><draw:text-box fo:min-height="6.466cm"><text:p text:style-name="Illustration"><draw:frame draw:style-name="fr7" draw:name="Objekt1" text:anchor-type="as-char" svg:y="0cm" svg:width="14.938cm" style:rel-width="100%" svg:height="5.639cm" style:rel-height="scale" draw:z-index="8"><draw:object xlink:href="./Object 10" xlink:type="simple" xlink:show="embed" xlink:actuate="onLoad"/><draw:image xlink:href="./ObjectReplacements/Object 10" xlink:type="simple" xlink:show="embed" xlink:actuate="onLoad"/></draw:frame><text:line-break/>Abbildung <text:sequence text:ref-name="refIllustration1" text:name="Illustration" text:formula="ooow:Illustration+1" style:num-format="1">2</text:sequence>: An einem Router ist das Netz 1 und das Netz 2 angeschlossen. Diese können eine unterschiedliche Anzahl an Hosts/Rechner beinhalten.</text:p></draw:text-box></draw:frame></text:p>
      <text:p text:style-name="P5">foobar 3</text:p>
      <text:p text:style-name="Text_20_body"><draw:frame draw:style-name="fr3" draw:name="Rahmen1" text:anchor-type="paragraph" svg:x="0.011cm" svg:y="0cm" svg:width="11.495cm" draw:z-index="3"><draw:text-box fo:min-height="5.611cm"><text:p text:style-name="Illustration"><draw:frame draw:style-name="fr7" draw:name="Objekt4" text:anchor-type="as-char" svg:y="-4.865cm" svg:width="11.474cm" style:rel-width="100%" svg:height="4.851cm" style:rel-height="scale" draw:z-index="9"><draw:object xlink:href="./Object 2" xlink:type="simple" xlink:show="embed" xlink:actuate="onLoad"/><draw:image xlink:href="./ObjectReplacements/Object 2" xlink:type="simple" xlink:show="embed" xlink:actuate="onLoad"/></draw:frame><text:line-break/>Abbildung <text:sequence text:ref-name="refIllustration2" text:name="Illustration" text:formula="ooow:Illustration+1" style:num-format="1">3</text:sequence>: Die neue Netz-ID setzt sich aus der alten Netz-ID zuzüglich der Bits <text:span text:style-name="T1">durch das </text:span>Subnetting zusammen.</text:p></draw:text-box></draw:frame></text:p>
      <text:p text:style-name="P3">foobar 4</text:p>
      <text:p text:style-name="Text_20_body"><draw:frame draw:style-name="fr4" draw:name="Rahmen3" text:anchor-type="paragraph" svg:width="13.824cm" draw:z-index="2"><draw:text-box fo:min-height="6.542cm"><text:p text:style-name="Illustration"><draw:frame draw:style-name="fr7" draw:name="Bild SubnettingPräsBild" text:anchor-type="as-char" svg:y="-6.071cm" svg:width="13.802cm" style:rel-width="100%" svg:height="6.027cm" style:rel-height="scale" draw:z-index="5"><draw:object xlink:href="./Object 3" xlink:type="simple" xlink:show="embed" xlink:actuate="onLoad"/><draw:image xlink:href="./ObjectReplacements/Object 3" xlink:type="simple" xlink:show="embed" xlink:actuate="onLoad"/></draw:frame><text:line-break/>Abbildung <text:sequence text:ref-name="refIllustration3" text:name="Illustration" text:formula="ooow:Illustration+1" style:num-format="1">4</text:sequence>: Das Netz 10.0.8.0/24 wird in 5 Subnetze unterteilt.</text:p></draw:text-box></draw:frame><text:soft-page-break/></text:p>
      <text:p text:style-name="P6">foobar 5</text:p>
      <text:p text:style-name="P2"><draw:frame draw:style-name="fr8" draw:name="Objekt5" text:anchor-type="paragraph" svg:x="0cm" svg:y="0cm" svg:width="13.125cm" svg:height="6.542cm" draw:z-index="0"><draw:object xlink:href="./Object 1" xlink:type="simple" xlink:show="embed" xlink:actuate="onLoad"/><draw:image xlink:href="./ObjectReplacements/Object 1" xlink:type="simple" xlink:show="embed" xlink:actuate="onLoad"/><svg:desc>OLE-Objekt</svg:desc></draw:frame>foobar 6</text:p>
      <text:p text:style-name="P7"><draw:frame draw:style-name="fr9" draw:name="Objekt6" text:anchor-type="paragraph" svg:x="0.004cm" svg:y="-0.279cm" svg:width="14.009cm" svg:height="6.389cm" draw:z-index="6"><draw:object xlink:href="./Object 9" xlink:type="simple" xlink:show="embed" xlink:actuate="onLoad"/><draw:image xlink:href="./ObjectReplacements/Object 9" xlink:type="simple" xlink:show="embed" xlink:actuate="onLoad"/></draw:frame>foobar 7</text:p>
      <text:p text:style-name="P7"><draw:frame draw:style-name="fr5" draw:name="Frame2" text:anchor-type="paragraph" svg:width="14.101cm" draw:z-index="10"><draw:text-box fo:min-height="9.999cm"><text:p text:style-name="Illustration"><draw:frame draw:style-name="fr10" draw:name="Object2" text:anchor-type="as-char" svg:width="14.101cm" style:rel-width="100%" svg:height="9.999cm" style:rel-height="scale" draw:z-index="11"><draw:object xlink:href="./Object 5" xlink:type="simple" xlink:show="embed" xlink:actuate="onLoad"/><draw:image xlink:href="./ObjectReplacements/Object 5" xlink:type="simple" xlink:show="embed" xlink:actuate="onLoad"/></draw:frame><text:line-break/>Illustration <text:sequence text:ref-name="refIllustration5" text:name="Illustration" text:formula="ooow:Illustration+1" style:num-format="1">5</text:sequence>: qwertz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erif" fo:font-family="'Liberation Serif'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2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 style:master-page-name="">
      <style:paragraph-properties style:page-number="auto" fo:keep-with-next="always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423cm" loext:contextual-spacing="false" style:page-number="auto" text:number-lines="false" text:line-number="0" style:writing-mode="pag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normal" style:font-size-asian="28pt" style:font-weight-asian="bold" style:font-size-complex="28pt" style:font-weight-complex="600"/>
    </style:style>
    <style:style style:name="Abschnitt" style:family="paragraph" style:parent-style-name="Standard" style:next-style-name="Text_20_body" style:master-page-name="">
      <loext:graphic-properties draw:fill-image-width="0cm" draw:fill-image-height="0cm"/>
      <style:paragraph-properties fo:margin-top="0.212cm" fo:margin-bottom="0.423cm" loext:contextual-spacing="false" style:page-number="auto" style:shadow="none" fo:keep-with-next="always" style:writing-mode="page"/>
      <style:text-properties fo:font-weight="bold" officeooo:rsid="000a303c" style:font-weight-asian="bold" style:font-weight-complex="bold"/>
    </style:style>
    <style:style style:name="Kategorie" style:family="paragraph" style:parent-style-name="Standard">
      <style:paragraph-properties fo:margin-top="0cm" fo:margin-bottom="0.423cm" loext:contextual-spacing="false" style:writing-mode="page">
        <style:tab-stops>
          <style:tab-stop style:position="6.509cm"/>
        </style:tab-stops>
      </style:paragraph-properties>
      <style:text-properties fo:font-size="12pt" officeooo:rsid="000a303c"/>
    </style:style>
    <style:style style:name="Thema" style:family="paragraph" style:parent-style-name="Standard">
      <loext:graphic-properties draw:fill="none" draw:fill-color="#e6e6e6"/>
      <style:paragraph-properties fo:margin-left="0.882cm" fo:margin-right="0.882cm" fo:text-indent="0cm" style:auto-text-indent="false" fo:background-color="transparent" fo:padding="0.212cm" fo:border="0.26pt solid #000000" style:shadow="none" style:writing-mode="page">
        <style:tab-stops/>
      </style:paragraph-properties>
      <style:text-properties style:font-size-asian="10.5pt"/>
    </style:style>
    <style:style style:name="Unterschrift2" style:family="paragraph" style:parent-style-name="Standard">
      <style:paragraph-properties>
        <style:tab-stops>
          <style:tab-stop style:position="2.487cm" style:type="center"/>
          <style:tab-stop style:position="12.012cm" style:type="center"/>
        </style:tab-stops>
      </style:paragraph-properties>
      <style:text-properties officeooo:rsid="000a303c"/>
    </style:style>
    <style:style style:name="Signature" style:family="paragraph" style:parent-style-name="Standard" style:class="text">
      <style:paragraph-properties text:number-lines="false" text:line-number="0"/>
    </style:style>
    <style:style style:name="Erklärungen2" style:family="paragraph" style:parent-style-name="Text_20_body">
      <loext:graphic-properties draw:fill="none" draw:fill-color="#729fcf"/>
      <style:paragraph-properties fo:margin-left="0.801cm" fo:margin-right="0cm" fo:margin-top="0cm" fo:margin-bottom="0.247cm" loext:contextual-spacing="false" fo:line-height="120%" fo:text-indent="-0.801cm" style:auto-text-indent="false" fo:background-color="transparent">
        <style:tab-stops>
          <style:tab-stop style:position="1.005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style:border-line-width-bottom="0.005cm 0.005cm 0.005cm" fo:padding="0cm" fo:border-left="none" fo:border-right="none" fo:border-top="none" fo:border-bottom="0.45pt double #000000" style:shadow="none" text:number-lines="false" text:line-number="0" style:writing-mode="page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10%" fo:font-weight="bold" style:font-size-asian="115%" style:font-weight-asian="bold" style:font-size-complex="115%" style:font-weight-complex="60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23cm" fo:margin-right="0cm" fo:text-indent="-0.423cm" style:auto-text-indent="false" style:writing-mode="pag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199cm" fo:margin-right="0cm" fo:margin-top="0cm" fo:margin-bottom="0cm" loext:contextual-spacing="false" fo:text-indent="-0.776cm" style:auto-text-indent="false" style:writing-mode="page">
        <style:tab-stops>
          <style:tab-stop style:position="2.505cm" style:leader-style="dotted" style:leader-text="."/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ogo" style:family="paragraph" style:parent-style-name="Standard">
      <style:paragraph-properties fo:text-align="end" style:justify-single-word="false"/>
      <style:text-properties style:font-name="Liberation Sans" fo:font-family="'Liberation Sans'" style:font-family-generic="swiss" style:font-pitch="variable"/>
    </style:style>
    <style:style style:name="List_20_1" style:display-name="List 1" style:family="paragraph" style:parent-style-name="List" style:class="list">
      <style:paragraph-properties fo:margin-left="2.469cm" fo:margin-right="0cm" fo:margin-top="0cm" fo:margin-bottom="0.212cm" loext:contextual-spacing="false" fo:text-indent="-1.693cm" style:auto-text-indent="false" style:writing-mode="page">
        <style:tab-stops/>
      </style:paragraph-properties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14pt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ormel" style:family="paragraph" style:parent-style-name="Text_20_body">
      <style:paragraph-properties fo:margin-top="0cm" fo:margin-bottom="0.245cm" loext:contextual-spacing="false" style:writing-mode="page">
        <style:tab-stops>
          <style:tab-stop style:position="8.197cm" style:type="center"/>
          <style:tab-stop style:position="16.51cm" style:type="right"/>
        </style:tab-stops>
      </style:paragraph-properties>
      <style:text-properties officeooo:rsid="005224c1"/>
    </style:style>
    <style:style style:name="Bibliography_20_Heading" style:display-name="Bibliography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style:shadow="none" text:number-lines="false" text:line-number="0" style:writing-mode="page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Bibliography_20_1" style:display-name="Bibliography 1" style:family="paragraph" style:parent-style-name="Index" style:class="index" style:master-page-name="">
      <style:paragraph-properties fo:margin-left="0.847cm" fo:margin-right="0cm" fo:text-indent="-0.847cm" style:auto-text-indent="false" style:page-number="auto" fo:keep-with-next="auto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2.45cm" fo:margin-right="0cm" fo:text-indent="-2.45cm" style:auto-text-indent="false" style:page-number="auto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Standard" style:font-pitch="fixed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129cm" fo:text-indent="-0.494cm" fo:margin-left="1.12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style-name="Regular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26pt solid #000000" style:shadow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04cm" fo:page-height="20.99cm" style:num-format="1" style:print-orientation="landscape" fo:margin-top="2.50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ubnetting – Darstellung und Reflexion einer handlungsorientierten Unterrichtseinheit</text:p>
      </style:header>
      <style:footer>
        <text:p text:style-name="Footer"><text:tab/>- <text:page-number text:select-page="current">3</text:page-number> -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30:00.129366205</meta:creation-date>
    <dc:date>2016-11-03T22:28:23.258646117</dc:date>
    <meta:editing-duration>P2DT14H22M7S</meta:editing-duration>
    <meta:editing-cycles>114</meta:editing-cycles>
    <meta:generator>LibreOffice/5.2.3.2.0$Linux_X86_64 LibreOffice_project/20m0$Build-2</meta:generator>
    <meta:print-date>2016-11-03T22:28:15.162554708</meta:print-date>
    <meta:document-statistic meta:table-count="0" meta:image-count="0" meta:object-count="7" meta:page-count="3" meta:paragraph-count="14" meta:word-count="90" meta:character-count="570" meta:non-whitespace-character-count="4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ff0000" draw:marker-start-width="0.146cm" draw:marker-end-width="0.146cm" draw:fill="none" draw:textarea-horizontal-align="center" draw:textarea-vertical-align="top" draw:auto-grow-height="false" fo:padding-top="0.107cm" fo:padding-bottom="0.107cm" fo:padding-left="0.232cm" fo:padding-right="0.232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start-width="0.146cm" draw:marker-end-width="0.146cm" draw:fill="solid" draw:fill-color="#ffffff" draw:textarea-vertical-align="middle" draw:auto-grow-height="false" draw:fit-to-size="false" fo:min-height="0.25cm" fo:min-width="0.211cm" fo:padding-top="0.107cm" fo:padding-bottom="0.107cm" fo:padding-left="0.232cm" fo:padding-right="0.232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dash" draw:stroke-dash="Dashed_20__28_var_29_" svg:stroke-width="0.035cm" svg:stroke-color="#ff0000" draw:marker-start-width="0.146cm" draw:marker-end-width="0.146cm" draw:fill="none" draw:textarea-horizontal-align="center" draw:textarea-vertical-align="top" draw:auto-grow-height="false" fo:padding-top="0.107cm" fo:padding-bottom="0.107cm" fo:padding-left="0.232cm" fo:padding-right="0.232cm" fo:wrap-option="wrap"/>
    </style:style>
    <style:style style:name="gr9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.349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416cm" fo:min-width="0cm" fo:padding-top="0.142cm" fo:padding-bottom="0.142cm" fo:padding-left="0.267cm" fo:padding-right="0.267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0.5pt" style:font-size-complex="10.5pt" fo:hyphenate="false"/>
    </style:style>
    <style:style style:name="P3" style:family="paragraph">
      <loext:graphic-properties draw:fill="none"/>
      <style:paragraph-properties fo:text-align="start"/>
      <style:text-properties fo:font-size="12pt" style:font-size-asian="10.5pt" style:font-size-complex="10.5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variant="normal" fo:text-transform="none" fo:color="#00b05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Textfeld 3" draw:style-name="gr1" draw:text-style-name="P2" draw:layer="layout" svg:width="5.6cm" svg:height="0.758cm" svg:x="1.4cm" svg:y="1.643cm">
          <text:p text:style-name="P1"><text:span text:style-name="T1">10.0.8.</text:span><text:span text:style-name="T2">0</text:span><text:span text:style-name="T1">/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2" draw:text-style-name="P3" draw:layer="layout" svg:x1="2.799cm" svg:y1="1.284cm" svg:x2="2.8cm" svg:y2="6.3cm">
          <text:p/>
        </draw:line>
        <draw:custom-shape draw:name="Textfeld 6" draw:style-name="gr3" draw:text-style-name="P2" draw:layer="layout" svg:width="5.2cm" svg:height="2.279cm" svg:x="2.8cm" svg:y="3.014cm">
          <text:p text:style-name="P1"><text:span text:style-name="T2">00</text:span><text:span text:style-name="T1"> xxxxxx</text:span></text:p>
          <text:p text:style-name="P1"><text:span text:style-name="T2">01</text:span><text:span text:style-name="T1"> xxxxxx</text:span></text:p>
          <text:p text:style-name="P1"><text:span text:style-name="T2">10</text:span><text:span text:style-name="T1"> xxxxxx</text:span></text:p>
          <text:p text:style-name="P1"><text:span text:style-name="T2">11</text:span><text:span text:style-name="T1"> xxxx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" draw:text-style-name="P2" draw:layer="layout" svg:width="4.25cm" svg:height="0.756cm" svg:x="1.11cm" svg:y="1.044cm">
          <text:p text:style-name="P1"><text:span text:style-name="T3">Netz-ID <text:s text:c="2"/>Host-ID <text:s/>(a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0" draw:style-name="gr5" draw:text-style-name="P4" draw:layer="layout" svg:width="0.899cm" svg:height="0.927cm" svg:x="5.6cm" svg:y="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11" draw:style-name="gr6" draw:text-style-name="P2" draw:layer="layout" svg:width="3.3cm" svg:height="2.279cm" svg:x="6.9cm" svg:y="3cm">
          <text:p text:style-name="P1"><text:span text:style-name="T1">10.0.8.0/26</text:span></text:p>
          <text:p text:style-name="P1"><text:span text:style-name="T1">10.0.8.64/26</text:span></text:p>
          <text:p text:style-name="P1"><text:span text:style-name="T1">10.0.8.128/26</text:span></text:p>
          <text:p text:style-name="P1"><text:span text:style-name="T1">10.0.8.192/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7" draw:text-style-name="P2" draw:layer="layout" svg:width="4.466cm" svg:height="0.756cm" svg:x="1.8cm" svg:y="6.2cm">
          <text:p text:style-name="P1"><text:span text:style-name="T3">Netz-ID <text:s text:c="2"/>Host-ID <text:s/>(ne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3" draw:style-name="gr8" draw:text-style-name="P3" draw:layer="layout" svg:x1="3.499cm" svg:y1="2.9cm" svg:x2="3.5cm" svg:y2="7.1cm">
          <text:p/>
        </draw:line>
        <draw:custom-shape draw:name="Gerade Verbindung mit Pfeil 23" draw:style-name="gr9" draw:text-style-name="P3" draw:layer="layout" svg:width="0.237cm" svg:height="0.599cm" svg:x="3cm" svg:y="2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8" draw:style-name="gr10" draw:text-style-name="P2" draw:layer="layout" svg:width="2.4cm" svg:height="0.756cm" svg:x="10.5cm" svg:y="3.844cm">
          <text:p text:style-name="P1"><text:span text:style-name="T3">4 Subnet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0.4cm" svg:height="1.8cm" svg:x="10cm" svg:y="3.3cm">
          <text:p/>
          <draw:enhanced-geometry svg:viewBox="0 0 21600 21600" draw:glue-points="0 0 0 21600 21600 10800" draw:text-areas="0 ?f9 7800 ?f10" draw:type="right-brace" draw:modifiers="1935.2832284339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objectwithoutfill">
      <style:graphic-properties svg:stroke-width="0.028cm" draw:marker-start-width="0.242cm" draw:marker-end="Arrow" draw:marker-end-width="0.19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39cm" svg:x="6.3cm" svg:y="0.6cm">
          <draw:image xlink:href="Pictures/10000000000000A00000006F5E7E2A08F448A341.png" xlink:type="simple" xlink:show="embed" xlink:actuate="onLoad">
            <text:p/>
          </draw:image>
        </draw:frame>
        <draw:frame draw:style-name="gr1" draw:text-style-name="P1" xml:id="id1" draw:id="id1" draw:layer="layout" svg:width="1.95cm" svg:height="2cm" svg:x="0.6cm" svg:y="3.4cm">
          <draw:image xlink:href="Pictures/10000000000000980000009C3B0FA38AF0E130FC.png" xlink:type="simple" xlink:show="embed" xlink:actuate="onLoad">
            <text:p/>
          </draw:image>
        </draw:frame>
        <draw:frame draw:style-name="gr1" draw:text-style-name="P1" xml:id="id3" draw:id="id3" draw:layer="layout" svg:width="1.95cm" svg:height="2cm" svg:x="3.95cm" svg:y="3.4cm">
          <draw:image xlink:href="Pictures/10000000000000980000009C3B0FA38AF0E130FC.png" xlink:type="simple" xlink:show="embed" xlink:actuate="onLoad">
            <text:p/>
          </draw:image>
        </draw:frame>
        <draw:frame draw:style-name="gr1" draw:text-style-name="P1" xml:id="id4" draw:id="id4" draw:layer="layout" svg:width="1.95cm" svg:height="2cm" svg:x="8.9cm" svg:y="3.4cm">
          <draw:image xlink:href="Pictures/10000000000000980000009C3B0FA38AF0E130FC.png" xlink:type="simple" xlink:show="embed" xlink:actuate="onLoad">
            <text:p/>
          </draw:image>
        </draw:frame>
        <draw:frame draw:style-name="gr1" draw:text-style-name="P1" xml:id="id6" draw:id="id6" draw:layer="layout" svg:width="1.95cm" svg:height="2cm" svg:x="12.25cm" svg:y="3.4cm">
          <draw:image xlink:href="Pictures/10000000000000980000009C3B0FA38AF0E130FC.png" xlink:type="simple" xlink:show="embed" xlink:actuate="onLoad">
            <text:p/>
          </draw:image>
        </draw:frame>
        <draw:line draw:style-name="gr2" draw:text-style-name="P1" xml:id="id2" draw:id="id2" draw:layer="layout" svg:x1="6.3cm" svg:y1="1.3cm" svg:x2="5.7cm" svg:y2="1.3cm">
          <text:p/>
        </draw:line>
        <draw:connector draw:style-name="gr3" draw:text-style-name="P2" draw:layer="layout" svg:x1="1.575cm" svg:y1="3.4cm" svg:x2="5.7cm" svg:y2="1.3cm" draw:start-shape="id1" draw:start-glue-point="0" draw:end-shape="id2" draw:end-glue-point="3" svg:d="M1575 3400v-1043h4125v-1057" svg:viewBox="0 0 4126 2101">
          <text:p/>
        </draw:connector>
        <draw:connector draw:style-name="gr3" draw:text-style-name="P2" draw:layer="layout" svg:x1="4.925cm" svg:y1="3.4cm" svg:x2="5.7cm" svg:y2="1.3cm" draw:start-shape="id3" draw:start-glue-point="0" draw:end-shape="id2" draw:end-glue-point="3" svg:d="M4925 3400v-1043h775v-1057" svg:viewBox="0 0 776 2101">
          <text:p/>
        </draw:connector>
        <draw:line draw:style-name="gr2" draw:text-style-name="P1" xml:id="id5" draw:id="id5" draw:layer="layout" svg:x1="8.8cm" svg:y1="1.3cm" svg:x2="8.2cm" svg:y2="1.3cm">
          <text:p/>
        </draw:line>
        <draw:connector draw:style-name="gr3" draw:text-style-name="P2" draw:layer="layout" svg:x1="9.875cm" svg:y1="3.4cm" svg:x2="8.8cm" svg:y2="1.3cm" draw:start-shape="id4" draw:start-glue-point="0" draw:end-shape="id5" draw:end-glue-point="1" svg:d="M9875 3400v-1043h-1075v-1057" svg:viewBox="0 0 1076 2101">
          <text:p/>
        </draw:connector>
        <draw:connector draw:style-name="gr3" draw:text-style-name="P2" draw:layer="layout" svg:x1="13.225cm" svg:y1="3.4cm" svg:x2="8.8cm" svg:y2="1.3cm" draw:start-shape="id6" draw:start-glue-point="0" draw:end-shape="id5" draw:end-glue-point="1" svg:d="M13225 3400v-1043h-4425v-1057" svg:viewBox="0 0 4426 2101">
          <text:p/>
        </draw:connector>
        <draw:frame draw:style-name="gr4" draw:text-style-name="P3" draw:layer="layout" svg:width="1.133cm" svg:height="0.962cm" svg:x="2.7cm" svg:y="3.7cm">
          <draw:text-box>
            <text:p>…</text:p>
          </draw:text-box>
        </draw:frame>
        <draw:frame draw:style-name="gr4" draw:text-style-name="P3" draw:layer="layout" svg:width="1.133cm" svg:height="0.962cm" svg:x="10.867cm" svg:y="3.7cm">
          <draw:text-box>
            <text:p>…</text:p>
          </draw:text-box>
        </draw:frame>
        <draw:frame draw:style-name="gr5" draw:text-style-name="P4" draw:layer="layout" svg:width="2.7cm" svg:height="1cm" svg:x="5.9cm" svg:y="1.9cm">
          <draw:text-box>
            <text:p text:style-name="P2"><text:span text:style-name="T1">Router</text:span></text:p>
          </draw:text-box>
        </draw:frame>
        <draw:frame draw:style-name="gr6" draw:text-style-name="P6" draw:layer="layout" svg:width="3.4cm" svg:height="0.645cm" svg:x="2.1cm" svg:y="0.6cm">
          <draw:text-box>
            <text:p text:style-name="P5"><text:span text:style-name="T2">Anschluss 1</text:span></text:p>
          </draw:text-box>
        </draw:frame>
        <draw:frame draw:style-name="gr6" draw:text-style-name="P8" draw:layer="layout" svg:width="3.7cm" svg:height="0.645cm" svg:x="9cm" svg:y="0.6cm">
          <draw:text-box>
            <text:p text:style-name="P7"><text:span text:style-name="T2">Anschluss </text:span><text:span text:style-name="T3">2</text:span></text:p>
          </draw:text-box>
        </draw:frame>
        <draw:line draw:style-name="gr7" draw:text-style-name="P1" draw:layer="layout" svg:x1="5.4cm" svg:y1="0.9cm" svg:x2="6cm" svg:y2="1.2cm">
          <text:p/>
        </draw:line>
        <draw:line draw:style-name="gr7" draw:text-style-name="P1" draw:layer="layout" svg:x1="9.1cm" svg:y1="0.9cm" svg:x2="8.5cm" svg:y2="1.2cm">
          <text:p/>
        </draw:line>
        <draw:line draw:style-name="gr8" draw:text-style-name="P1" draw:layer="layout" svg:x1="7.3cm" svg:y1="2.9cm" svg:x2="7.3cm" svg:y2="6.1cm">
          <text:p/>
        </draw:line>
        <draw:frame draw:style-name="gr5" draw:text-style-name="P4" draw:layer="layout" svg:width="2.7cm" svg:height="1cm" svg:x="1.9cm" svg:y="5.6cm">
          <draw:text-box>
            <text:p text:style-name="P2"><text:span text:style-name="T1">Netz 1</text:span></text:p>
          </draw:text-box>
        </draw:frame>
        <draw:frame draw:style-name="gr9" draw:text-style-name="P4" draw:layer="layout" svg:width="2.7cm" svg:height="1.1cm" svg:x="10.1cm" svg:y="5.6cm">
          <draw:text-box>
            <text:p text:style-name="P2"><text:span text:style-name="T1">Netz 2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95cm" fo:min-width="6.9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95cm" fo:min-width="1.7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95cm" fo:min-width="4.5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8cm" fo:min-width="1.67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95cm" fo:min-width="1.886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-width="0.242cm" draw:stroke-linejoin="miter" draw:textarea-vertical-align="top" draw:auto-grow-height="false" fo:min-height="0.395cm" fo:min-width="1.877cm" fo:padding-top="0.139cm" fo:padding-bottom="0.139cm" fo:padding-left="0.264cm" fo:padding-right="0.264cm"/>
    </style:style>
    <style:style style:name="gr7" style:family="graphic" style:parent-style-name="Objekt_20_ohne_20_Füllung_20_und_20_Linie">
      <style:graphic-properties draw:textarea-vertical-align="top" fo:min-height="0cm" fo:min-width="0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stroke-linejoin="round" draw:fill="none" draw:textarea-vertical-align="middle" fo:min-height="0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35cm" svg:stroke-color="#000000" draw:marker-start-width="0.146cm" draw:marker-end-width="0.146cm" draw:stroke-linejoin="miter" draw:fill="solid" draw:fill-color="#ffffff" draw:textarea-vertical-align="middle" fo:min-height="0cm" fo:min-width="0cm" fo:padding-top="0.017cm" fo:padding-bottom="0.017cm" fo:padding-left="0.017cm" fo:padding-right="0.01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text-properties fo:font-size="11pt"/>
    </style:style>
    <style:style style:name="P3" style:family="paragraph">
      <loext:graphic-properties draw:fill="solid" draw:fill-color="#ffffff"/>
      <style:text-properties fo:font-size="11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Textfeld 2" draw:style-name="gr1" draw:text-style-name="P1" draw:layer="layout" svg:width="7.4cm" svg:height="0.645cm" svg:x="0.7cm" svg:y="0.7cm">
          <text:p text:style-name="P1"><text:span text:style-name="T1">IP-Adress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feld 1" draw:style-name="gr2" draw:text-style-name="P1" draw:layer="layout" svg:width="2.2cm" svg:height="0.645cm" svg:x="0.7cm" svg:y="1.5cm">
          <text:p text:style-name="P1"><text:span text:style-name="T1">Netz-ID</text:span></text:p>
          <draw:enhanced-geometry svg:viewBox="0 0 21600 21600" draw:type="mso-spt202" draw:enhanced-path="M 0 0 L 21600 0 21600 21600 0 21600 0 0 Z N"/>
        </draw:custom-shape>
        <draw:custom-shape draw:name="Textfeld 2" draw:style-name="gr3" draw:text-style-name="P1" draw:layer="layout" svg:width="5cm" svg:height="0.645cm" svg:x="3.1cm" svg:y="1.5cm">
          <text:p text:style-name="P1"><text:span text:style-name="T1">Host-ID</text:span></text:p>
          <draw:enhanced-geometry svg:viewBox="0 0 21600 21600" draw:type="mso-spt202" draw:enhanced-path="M 0 0 L 21600 0 21600 21600 0 21600 0 0 Z N"/>
        </draw:custom-shape>
        <draw:custom-shape draw:name="Textfeld 4" draw:style-name="gr4" draw:text-style-name="P1" draw:layer="layout" svg:width="2.17cm" svg:height="0.63cm" svg:x="0.7cm" svg:y="3.27cm">
          <text:p text:style-name="P1"><text:span text:style-name="T1">Netz-ID alt</text:span></text:p>
          <draw:enhanced-geometry svg:viewBox="0 0 21600 21600" draw:type="mso-spt202" draw:enhanced-path="M 0 0 L 21600 0 21600 21600 0 21600 0 0 Z N"/>
        </draw:custom-shape>
        <draw:custom-shape draw:name="Textfeld 6" draw:style-name="gr5" draw:text-style-name="P1" draw:layer="layout" svg:width="2.386cm" svg:height="0.645cm" svg:x="3.1cm" svg:y="3.255cm">
          <text:p text:style-name="P1"><text:span text:style-name="T1">Netz-ID neu</text:span></text:p>
          <draw:enhanced-geometry svg:viewBox="0 0 21600 21600" draw:type="mso-spt202" draw:enhanced-path="M 0 0 L 21600 0 21600 21600 0 21600 0 0 Z N"/>
        </draw:custom-shape>
        <draw:custom-shape draw:name="Textfeld 7" draw:style-name="gr6" draw:text-style-name="P1" draw:layer="layout" svg:width="2.377cm" svg:height="0.645cm" svg:x="5.723cm" svg:y="3.255cm">
          <text:p text:style-name="P1"><text:span text:style-name="T1">Host-ID neu</text:span></text:p>
          <draw:enhanced-geometry svg:viewBox="0 0 21600 21600" draw:type="mso-spt202" draw:enhanced-path="M 0 0 L 21600 0 21600 21600 0 21600 0 0 Z N"/>
        </draw:custom-shape>
        <draw:custom-shape draw:name="Textfeld 10" draw:style-name="gr7" draw:text-style-name="P1" draw:layer="layout" svg:width="4.414cm" svg:height="0.645cm" svg:x="0.9cm" svg:y="4.6cm">
          <text:p text:style-name="P1"><text:span text:style-name="T1">Breite der neuen Netz-ID</text:span></text:p>
          <draw:enhanced-geometry svg:viewBox="0 0 21600 21600" draw:type="mso-spt202" draw:enhanced-path="M 0 0 L 21600 0 21600 21600 0 21600 0 0 Z N"/>
        </draw:custom-shape>
        <draw:custom-shape draw:name="Geschweifte Klammer rechts 24" draw:style-name="gr8" draw:text-style-name="P2" draw:layer="layout" svg:width="0.431cm" svg:height="4.8cm" draw:transform="rotate (-1.5707963267949) translate (5.5cm 4.069cm)">
          <text:p/>
          <draw:enhanced-geometry svg:viewBox="0 0 21600 21600" draw:glue-points="0 0 0 21600 21600 10800" draw:text-areas="0 ?f9 7800 ?f10" draw:type="right-brace" draw:modifiers="1425.7292445774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feld 12" draw:style-name="gr7" draw:layer="layout" svg:width="2.178cm" svg:height="0.645cm" svg:x="3.922cm" svg:y="2.4cm">
          <text:p><text:span text:style-name="T1">Subnetting</text:span></text:p>
          <draw:enhanced-geometry svg:viewBox="0 0 21600 21600" draw:type="mso-spt202" draw:enhanced-path="M 0 0 L 21600 0 21600 21600 0 21600 0 0 Z N"/>
        </draw:custom-shape>
        <draw:custom-shape draw:name="Pfeil nach unten 22" draw:style-name="gr9" draw:text-style-name="P3" draw:layer="layout" svg:width="0.901cm" svg:height="0.708cm" svg:x="2.6cm" svg:y="2.387cm">
          <text:p/>
          <draw:enhanced-geometry svg:viewBox="0 0 21600 21600" draw:text-areas="?f0 0 ?f2 ?f5" draw:type="down-arrow" draw:modifiers="16329.4781382228 4268.263473053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ff0000" draw:marker-start-width="0.146cm" draw:marker-end-width="0.146cm" draw:fill="none" draw:textarea-horizontal-align="center" draw:textarea-vertical-align="top" draw:auto-grow-height="false" fo:padding-top="0.107cm" fo:padding-bottom="0.107cm" fo:padding-left="0.232cm" fo:padding-right="0.232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start-width="0.146cm" draw:marker-end-width="0.146cm" draw:fill="solid" draw:fill-color="#ffffff" draw:textarea-vertical-align="middle" draw:auto-grow-height="false" draw:fit-to-size="false" fo:min-height="0.25cm" fo:min-width="0.211cm" fo:padding-top="0.107cm" fo:padding-bottom="0.107cm" fo:padding-left="0.232cm" fo:padding-right="0.232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dash" draw:stroke-dash="Dashed_20__28_var_29_" svg:stroke-width="0.035cm" svg:stroke-color="#ff0000" draw:marker-start-width="0.146cm" draw:marker-end-width="0.146cm" draw:fill="none" draw:textarea-horizontal-align="center" draw:textarea-vertical-align="top" draw:auto-grow-height="false" fo:padding-top="0.107cm" fo:padding-bottom="0.107cm" fo:padding-left="0.232cm" fo:padding-right="0.232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1cm" fo:min-width="0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28cm" draw:marker-start-width="0.242cm" draw:marker-end="Arrow" draw:marker-end-width="0.15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0.5pt" style:font-size-complex="10.5pt" fo:hyphenate="false"/>
    </style:style>
    <style:style style:name="P3" style:family="paragraph">
      <loext:graphic-properties draw:fill="none"/>
      <style:paragraph-properties fo:text-align="start"/>
      <style:text-properties fo:font-size="12pt" style:font-size-asian="10.5pt" style:font-size-complex="10.5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variant="normal" fo:text-transform="none" fo:color="#00b05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Textfeld 3" draw:style-name="gr1" draw:text-style-name="P2" draw:layer="layout" svg:width="5.6cm" svg:height="0.758cm" svg:x="1.4cm" svg:y="1.643cm">
          <text:p text:style-name="P1"><text:span text:style-name="T1">10.0.8.</text:span><text:span text:style-name="T2">0</text:span><text:span text:style-name="T1">/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2" draw:text-style-name="P3" draw:layer="layout" svg:x1="2.799cm" svg:y1="1.284cm" svg:x2="2.8cm" svg:y2="6.3cm">
          <text:p/>
        </draw:line>
        <draw:custom-shape draw:name="Textfeld 6" draw:style-name="gr3" draw:text-style-name="P2" draw:layer="layout" svg:width="5.2cm" svg:height="2.786cm" svg:x="2.8cm" svg:y="3.014cm">
          <text:p text:style-name="P1"><text:span text:style-name="T2">000</text:span><text:span text:style-name="T1"> xxxxx</text:span></text:p>
          <text:p text:style-name="P1"><text:span text:style-name="T2">001</text:span><text:span text:style-name="T1"> xxxxx</text:span></text:p>
          <text:p text:style-name="P1"><text:span text:style-name="T2">010</text:span><text:span text:style-name="T1"> xxxxx</text:span></text:p>
          <text:p text:style-name="P1"><text:span text:style-name="T2">011</text:span><text:span text:style-name="T1"> xxxxx</text:span></text:p>
          <text:p text:style-name="P1"><text:span text:style-name="T2">100</text:span><text:span text:style-name="T1"> xxx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" draw:text-style-name="P2" draw:layer="layout" svg:width="4.25cm" svg:height="0.756cm" svg:x="1.11cm" svg:y="1.044cm">
          <text:p text:style-name="P1"><text:span text:style-name="T3">Netz-ID <text:s text:c="2"/>Host-ID <text:s/>(a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0" draw:style-name="gr5" draw:text-style-name="P4" draw:layer="layout" svg:width="0.899cm" svg:height="0.927cm" svg:x="5.6cm" svg:y="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11" draw:style-name="gr6" draw:text-style-name="P2" draw:layer="layout" svg:width="3.3cm" svg:height="2.786cm" svg:x="6.9cm" svg:y="3cm">
          <text:p text:style-name="P1"><text:span text:style-name="T1">10.0.8.0/27</text:span></text:p>
          <text:p text:style-name="P1"><text:span text:style-name="T1">10.0.8.32/27</text:span></text:p>
          <text:p text:style-name="P1"><text:span text:style-name="T1">10.0.8.64/27</text:span></text:p>
          <text:p text:style-name="P1"><text:span text:style-name="T1">10.0.8.92/27</text:span></text:p>
          <text:p text:style-name="P1"><text:span text:style-name="T1">10.0.8.128/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7" draw:text-style-name="P2" draw:layer="layout" svg:width="4.466cm" svg:height="0.756cm" svg:x="2cm" svg:y="6.2cm">
          <text:p text:style-name="P1"><text:span text:style-name="T3">Netz-ID <text:s text:c="2"/>Host-ID <text:s/>(ne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3" draw:style-name="gr8" draw:text-style-name="P3" draw:layer="layout" svg:x1="3.699cm" svg:y1="2.9cm" svg:x2="3.7cm" svg:y2="7.1cm">
          <text:p/>
        </draw:line>
        <draw:custom-shape draw:name="Textfeld 28" draw:style-name="gr9" draw:text-style-name="P2" draw:layer="layout" svg:width="2.4cm" svg:height="0.756cm" svg:x="10.5cm" svg:y="4.044cm">
          <text:p text:style-name="P1"><text:span text:style-name="T3">5 Subnet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0.4cm" svg:height="2.7cm" svg:x="10cm" svg:y="3.1cm">
          <text:p/>
          <draw:enhanced-geometry svg:viewBox="0 0 21600 21600" draw:glue-points="0 0 0 21600 21600 10800" draw:text-areas="0 ?f9 7800 ?f10" draw:type="right-brace" draw:modifiers="1935.2832284339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1" draw:text-style-name="P5" draw:layer="layout" svg:x1="3.1cm" svg:y1="2.4cm" svg:x2="3.4cm" svg:y2="2.8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4.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3.7cm" svg:x="2.9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4.652cm" fo:min-width="0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3.04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/>
    </style:style>
    <style:style style:name="gr5" style:family="graphic" style:parent-style-name="objectwithoutfill">
      <style:graphic-properties draw:stroke="dash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co1" style:family="table-column">
      <style:table-column-properties style:column-width="2.002cm" style:use-optimal-column-width="false"/>
    </style:style>
    <style:style style:name="co2" style:family="table-column">
      <style:table-column-properties style:column-width="0.449cm" style:use-optimal-column-width="false"/>
    </style:style>
    <style:style style:name="co3" style:family="table-column">
      <style:table-column-properties style:column-width="1.946cm" style:use-optimal-column-width="false"/>
    </style:style>
    <style:style style:name="co4" style:family="table-column">
      <style:table-column-properties style:column-width="0.577cm" style:use-optimal-column-width="false"/>
    </style:style>
    <style:style style:name="co5" style:family="table-column">
      <style:table-column-properties style:column-width="1.625cm" style:use-optimal-column-width="false"/>
    </style:style>
    <style:style style:name="co6" style:family="table-column">
      <style:table-column-properties style:column-width="0.598cm" style:use-optimal-column-width="false"/>
    </style:style>
    <style:style style:name="co7" style:family="table-column">
      <style:table-column-properties style:column-width="1.86cm" style:use-optimal-column-width="false"/>
    </style:style>
    <style:style style:name="co8" style:family="table-column">
      <style:table-column-properties style:column-width="3.427cm" style:use-optimal-column-width="false"/>
    </style:style>
    <style:style style:name="ro1" style:family="table-row">
      <style:table-row-properties style:row-height="0.6cm"/>
    </style:style>
    <style:style style:name="ce1" style:family="table-cell">
      <loext:graphic-properties draw:fill-color="#ffffff" draw:textarea-vertical-align="middle" fo:padding-top="0cm" fo:padding-bottom="0cm" fo:padding-left="0cm" fo:padding-right="0cm"/>
      <style:paragraph-properties fo:margin-left="0cm" fo:margin-right="0cm" fo:margin-top="0.3cm" fo:margin-bottom="0cm" fo:text-align="center" fo:text-indent="0cm"/>
      <style:text-properties fo:font-size="12pt" style:font-size-asian="12pt" style:font-size-complex="12pt"/>
    </style:style>
    <style:style style:name="ce2" style:family="table-cell">
      <loext:graphic-properties draw:fill-color="#ffffff" draw:textarea-vertical-align="middle" fo:padding-top="0cm" fo:padding-bottom="0cm" fo:padding-left="0cm" fo:padding-right="0cm"/>
      <style:paragraph-properties fo:margin-left="0cm" fo:margin-right="0cm" fo:margin-top="0cm" fo:margin-bottom="0cm" fo:text-align="start" fo:text-indent="0cm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.3cm" fo:margin-bottom="0cm" fo:text-align="center" fo:text-indent="0cm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2.483cm" svg:height="2.399cm" svg:x="1.013cm" svg:y="1.165cm">
          <table:table table:template-name="orang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1">192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68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00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0</text:span></text:p>
              </table:table-cell>
              <table:table-cell table:style-name="ce2">
                <text:p text:style-name="P2"><text:span text:style-name="T1">IP-Adresse (dezimal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55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255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92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0</text:span></text:p>
              </table:table-cell>
              <table:table-cell table:style-name="ce2">
                <text:p text:style-name="P2"><text:span text:style-name="T1">Netzmaske (dezimal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1111111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1111111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1000000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00000000</text:span></text:p>
              </table:table-cell>
              <table:table-cell table:style-name="ce2">
                <text:p text:style-name="P2"><text:span text:style-name="T1">Netzmaske (binär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1000000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10101000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01100100</text:span></text:p>
              </table:table-cell>
              <table:table-cell>
                <text:p text:style-name="P1"><text:span text:style-name="T1">.</text:span></text:p>
              </table:table-cell>
              <table:table-cell>
                <text:p text:style-name="P1"><text:span text:style-name="T1">00001010</text:span></text:p>
              </table:table-cell>
              <table:table-cell table:style-name="ce2">
                <text:p text:style-name="P2"><text:span text:style-name="T1">IP-Adresse (binär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0.4cm" svg:height="5.2cm" draw:transform="rotate (-1.5707963267949) translate (6.4cm 3.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3" draw:layer="layout" svg:width="0.4cm" svg:height="3.5cm" draw:transform="rotate (-1.5707963267949) translate (9.9cm 3.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1.747cm" svg:height="0.662cm" svg:x="2.9cm" svg:y="4.1cm">
          <draw:text-box>
            <text:p><text:span text:style-name="T2">Netz-ID</text:span></text:p>
          </draw:text-box>
        </draw:frame>
        <draw:frame draw:style-name="gr4" draw:text-style-name="P5" draw:layer="layout" svg:width="1.696cm" svg:height="0.645cm" svg:x="7.4cm" svg:y="4.1cm">
          <draw:text-box>
            <text:p><text:span text:style-name="T1">Host-ID</text:span></text:p>
          </draw:text-box>
        </draw:frame>
        <draw:line draw:style-name="gr5" draw:text-style-name="P3" draw:layer="layout" svg:x1="6.4cm" svg:y1="4.5cm" svg:x2="6.4cm" svg:y2="2.3cm">
          <text:p/>
        </draw:lin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496cm" style:use-optimal-column-width="false"/>
    </style:style>
    <style:style style:name="co2" style:family="table-column">
      <style:table-column-properties style:column-width="7.328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3.146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3.569cm" svg:height="6.027cm" svg:x="1.53cm" svg:y="1.627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style-name="ce2">
                <text:p><text:span text:style-name="T1">Binär</text:span></text:p>
              </table:table-cell>
              <table:table-cell/>
              <table:table-cell table:style-name="ce2">
                <text:p><text:span text:style-name="T1">Dezimal</text:span></text:p>
              </table:table-cell>
            </table:table-row>
            <table:table-row table:style-name="ro1" table:default-cell-style-name="ce1">
              <table:table-cell>
                <text:p><text:span text:style-name="T2">Netzadresse</text:span></text:p>
              </table:table-cell>
              <table:table-cell>
                <text:p><text:span text:style-name="T2">00001010.00000000.00001000.00000000</text:span></text:p>
              </table:table-cell>
              <table:table-cell/>
              <table:table-cell>
                <text:p><text:span text:style-name="T2">10.0.8.0</text:span></text:p>
              </table:table-cell>
            </table:table-row>
            <table:table-row table:style-name="ro2" table:default-cell-style-name="ce1">
              <table:table-cell>
                <text:p><text:span text:style-name="T2">Netzmaske</text:span><text:span text:style-name="T2"><text:line-break/></text:span><text:span text:style-name="T2">(alt)</text:span></text:p>
              </table:table-cell>
              <table:table-cell>
                <text:p><text:span text:style-name="T2">11111111.11111111.11111111.00000000</text:span></text:p>
              </table:table-cell>
              <table:table-cell/>
              <table:table-cell>
                <text:p><text:span text:style-name="T2">255.255.255.0</text:span></text:p>
              </table:table-cell>
            </table:table-row>
            <table:table-row table:style-name="ro2" table:default-cell-style-name="ce1">
              <table:table-cell>
                <text:p><text:span text:style-name="T2">Netzmaske</text:span><text:span text:style-name="T2"><text:line-break/></text:span><text:span text:style-name="T2">(neu)</text:span></text:p>
              </table:table-cell>
              <table:table-cell>
                <text:p><text:span text:style-name="T2">11111111.11111111.11111111.11000000</text:span></text:p>
              </table:table-cell>
              <table:table-cell/>
              <table:table-cell>
                <text:p><text:span text:style-name="T2">255.255.255.192</text:span></text:p>
              </table:table-cell>
            </table:table-row>
            <table:table-row table:style-name="ro1" table:default-cell-style-name="ce1">
              <table:table-cell>
                <text:p><text:span text:style-name="T2">Subnetz 1</text:span></text:p>
              </table:table-cell>
              <table:table-cell>
                <text:p><text:span text:style-name="T2">00001010.00000000.00001000.</text:span><text:span text:style-name="T1">00</text:span><text:span text:style-name="T2">000000</text:span></text:p>
              </table:table-cell>
              <table:table-cell/>
              <table:table-cell>
                <text:p><text:span text:style-name="T2">10.0.8.0</text:span></text:p>
              </table:table-cell>
            </table:table-row>
            <table:table-row table:style-name="ro1" table:default-cell-style-name="ce1">
              <table:table-cell>
                <text:p><text:span text:style-name="T2">Subnetz 2</text:span></text:p>
              </table:table-cell>
              <table:table-cell>
                <text:p><text:span text:style-name="T2">00001010.00000000.00001000.</text:span><text:span text:style-name="T1">01</text:span><text:span text:style-name="T2">000000</text:span></text:p>
              </table:table-cell>
              <table:table-cell/>
              <table:table-cell>
                <text:p><text:span text:style-name="T2">10.0.8.64</text:span></text:p>
              </table:table-cell>
            </table:table-row>
            <table:table-row table:style-name="ro1" table:default-cell-style-name="ce1">
              <table:table-cell>
                <text:p><text:span text:style-name="T2">Subnetz 3</text:span></text:p>
              </table:table-cell>
              <table:table-cell>
                <text:p><text:span text:style-name="T2">00001010.00000000.00001000.</text:span><text:span text:style-name="T1">10</text:span><text:span text:style-name="T2">000000</text:span></text:p>
              </table:table-cell>
              <table:table-cell/>
              <table:table-cell>
                <text:p><text:span text:style-name="T2">10.0.8.128</text:span></text:p>
              </table:table-cell>
            </table:table-row>
            <table:table-row table:style-name="ro1" table:default-cell-style-name="ce1">
              <table:table-cell>
                <text:p><text:span text:style-name="T2">Subnetz 4</text:span></text:p>
              </table:table-cell>
              <table:table-cell>
                <text:p><text:span text:style-name="T2">00001010.00000000.00001000.</text:span><text:span text:style-name="T1">11</text:span><text:span text:style-name="T2">000000</text:span></text:p>
              </table:table-cell>
              <table:table-cell/>
              <table:table-cell>
                <text:p><text:span text:style-name="T2">10.0.8.192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